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687cm" fo:min-width="4.199cm"/>
    </style:style>
    <style:style style:name="gr2" style:family="graphic" style:parent-style-name="standard">
      <style:graphic-properties draw:textarea-horizontal-align="justify" draw:textarea-vertical-align="middle" draw:auto-grow-height="false" fo:min-height="0.828cm" fo:min-width="3.486cm"/>
    </style:style>
    <style:style style:name="gr3" style:family="graphic" style:parent-style-name="standard">
      <style:graphic-properties draw:textarea-horizontal-align="justify" draw:textarea-vertical-align="middle" draw:auto-grow-height="false" fo:min-height="3.736cm" fo:min-width="2.715cm"/>
    </style:style>
    <style:style style:name="gr4" style:family="graphic" style:parent-style-name="standard">
      <style:graphic-properties draw:textarea-horizontal-align="justify" draw:textarea-vertical-align="middle" draw:auto-grow-height="false" fo:min-height="0.768cm" fo:min-width="3.437cm"/>
    </style:style>
    <style:style style:name="gr5" style:family="graphic" style:parent-style-name="standard">
      <style:graphic-properties draw:textarea-horizontal-align="justify" draw:textarea-vertical-align="middle" draw:auto-grow-height="false" fo:min-height="3.736cm" fo:min-width="2.743cm"/>
    </style:style>
    <style:style style:name="gr6" style:family="graphic" style:parent-style-name="standard">
      <style:graphic-properties draw:textarea-horizontal-align="justify" draw:textarea-vertical-align="middle" draw:auto-grow-height="false" fo:min-height="6.24cm" fo:min-width="6.5cm"/>
    </style:style>
    <style:style style:name="gr7" style:family="graphic" style:parent-style-name="standard">
      <style:graphic-properties draw:textarea-horizontal-align="justify" draw:textarea-vertical-align="middle" draw:auto-grow-height="false" fo:min-height="0.45cm" fo:min-width="1.84cm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5.207cm"/>
    </style:style>
    <style:style style:name="gr9" style:family="graphic" style:parent-style-name="standard">
      <style:graphic-properties draw:textarea-horizontal-align="justify" draw:textarea-vertical-align="middle" draw:auto-grow-height="false" fo:min-height="2.719cm" fo:min-width="0.2cm"/>
    </style:style>
    <style:style style:name="gr10" style:family="graphic" style:parent-style-name="standard">
      <style:graphic-properties draw:textarea-horizontal-align="justify" draw:textarea-vertical-align="middle" draw:auto-grow-height="false" fo:min-height="0.45cm" fo:min-width="2.377cm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0.894cm" fo:min-width="1.406cm" fo:wrap-option="no-wrap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894cm" fo:min-width="5.251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0.893cm" fo:min-width="18.169cm"/>
    </style:style>
    <style:style style:name="gr14" style:family="graphic" style:parent-style-name="standard">
      <style:graphic-properties draw:textarea-horizontal-align="justify" draw:textarea-vertical-align="middle" draw:auto-grow-height="false" fo:min-height="0.893cm" fo:min-width="18.22cm"/>
    </style:style>
    <style:style style:name="gr15" style:family="graphic" style:parent-style-name="standard">
      <style:graphic-properties draw:textarea-horizontal-align="justify" draw:textarea-vertical-align="middle" draw:auto-grow-height="false" fo:min-height="3.74cm" fo:min-width="6.5cm"/>
    </style:style>
    <style:style style:name="gr16" style:family="graphic" style:parent-style-name="standard">
      <style:graphic-properties draw:textarea-horizontal-align="justify" draw:textarea-vertical-align="middle" draw:auto-grow-height="false" fo:min-height="0.45cm" fo:min-width="1.536cm"/>
    </style:style>
    <style:style style:name="gr17" style:family="graphic" style:parent-style-name="standard">
      <style:graphic-properties draw:textarea-horizontal-align="justify" draw:textarea-vertical-align="middle" draw:auto-grow-height="false" fo:min-height="0.462cm" fo:min-width="5.478cm"/>
    </style:style>
    <style:style style:name="gr18" style:family="graphic" style:parent-style-name="standard">
      <style:graphic-properties draw:textarea-horizontal-align="justify" draw:textarea-vertical-align="middle" draw:auto-grow-height="false" fo:min-height="0.768cm" fo:min-width="3.18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99cm" svg:height="3.937cm" svg:x="19.958cm" svg:y="1.628cm">
          <text:p text:style-name="P1">VGA Decoder</text:p>
          <text:p text:style-name="P1">(TVP7002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986cm" svg:height="1.078cm" draw:transform="rotate (1.5707963267949) translate (3.46cm 12.956cm)">
          <text:p text:style-name="P1">USB-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3.215cm" svg:height="3.986cm" svg:x="4.498cm" svg:y="8.97cm">
          <text:p text:style-name="P1">USB</text:p>
          <text:p text:style-name="P1">Bridge</text:p>
          <text:p text:style-name="P1">(FT2232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3.937cm" svg:height="1.018cm" draw:transform="rotate (1.5707963267949) translate (24.657cm 5.565cm)">
          <text:p text:style-name="P1">VG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986cm" svg:height="1.078cm" draw:transform="rotate (1.5707963267949) translate (24.592cm 13.67cm)">
          <text:p text:style-name="P1">USB-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3.243cm" svg:height="3.986cm" svg:x="21.374cm" svg:y="9.684cm">
          <text:p text:style-name="P2">USB HID</text:p>
          <text:p text:style-name="P2">(FT260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7cm" svg:height="6.49cm" svg:x="10.7cm" svg:y="6.43cm">
          <text:p text:style-name="P1">FPGA</text:p>
          <text:p text:style-name="P1">(LCMXO2-4000HC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2.92cm" svg:height="1.4cm" svg:x="7.74cm" svg:y="10.3cm">
          <text:p text:style-name="P1">FIFO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5.707cm" svg:height="0.7cm" svg:x="14.243cm" svg:y="3.03cm">
          <text:p text:style-name="P1">Parallel RG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4cm" svg:height="3.393cm" svg:x="13.208cm" svg:y="3.0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3.591cm" svg:height="1.4cm" svg:x="17.764cm" svg:y="11cm">
          <text:p text:style-name="P1">UAR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3" draw:layer="layout" svg:width="1.905cm" svg:height="1.143cm" svg:x="18.399cm" svg:y="13.573cm">
          <text:p text:style-name="P1">slow</text:p>
          <draw:enhanced-geometry svg:viewBox="0 0 21600 21600" draw:glue-points="10800 0 0 10800 10800 21600 21600 10800 ?f40 ?f41" draw:text-areas="0 0 21600 21600" draw:type="rectangular-callout" draw:modifiers="18642.1825813221 -28151.74825174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1.905cm" svg:height="1.143cm" svg:x="8.274cm" svg:y="8.212cm">
          <text:p text:style-name="P1">fast</text:p>
          <draw:enhanced-geometry svg:viewBox="0 0 21600 21600" draw:glue-points="10800 0 0 10800 10800 21600 21600 10800 ?f40 ?f41" draw:text-areas="0 0 21600 21600" draw:type="rectangular-callout" draw:modifiers="11094.648478489 46258.74125874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5.75cm" svg:height="1.143cm" svg:x="20.939cm" svg:y="15.235cm">
          <text:p text:style-name="P1">main power source</text:p>
          <draw:enhanced-geometry svg:viewBox="0 0 21600 21600" draw:glue-points="10800 0 0 10800 10800 21600 21600 10800 ?f40 ?f41" draw:text-areas="0 0 21600 21600" draw:type="rectangular-callout" draw:modifiers="15846.0093896714 -29794.40559440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18.669cm" svg:height="1.143cm" draw:transform="rotate (1.5707963267949) translate (1.208cm 19.796cm)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8.72cm" svg:height="1.143cm" draw:transform="rotate (1.5707963267949) translate (27.27cm 19.847cm)">
          <text:p text:style-name="P1">Slav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7cm" svg:height="3.99cm" svg:x="10.7cm" svg:y="15.54cm">
          <text:p text:style-name="P1">128MBit DRAM</text:p>
          <text:p text:style-name="P1">(AS4C8M16D1A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draw:layer="layout" svg:width="2.54cm" svg:height="1.4cm" draw:transform="rotate (1.5707963267949) translate (13.189cm 15.478cm)">
          <text:p text:style-name="P1">DQ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6.831cm" svg:height="1.424cm" svg:x="17.791cm" svg:y="7.206cm">
          <text:p text:style-name="P1">TMDS</text:p>
          <draw:enhanced-geometry svg:viewBox="0 0 21600 21600" draw:text-areas="?f7 ?f0 21600 ?f2" draw:type="left-arrow" draw:modifiers="2153.04449648712 5047.5789473684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3.683cm" svg:height="1.018cm" draw:transform="rotate (1.5707963267949) translate (24.622cm 9.509cm)">
          <text:p text:style-name="P1">DVI-D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0.3$Windows_X86_64 LibreOffice_project/efb621ed25068d70781dc026f7e9c5187a4decd1</meta:generator>
    <dc:date>2018-09-03T14:12:10.491000000</dc:date>
    <meta:editing-duration>PT1H54M20S</meta:editing-duration>
    <meta:editing-cycles>16</meta:editing-cycles>
    <meta:document-statistic meta:object-count="20"/>
  </office:meta>
</office:document-meta>
</file>